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7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825cm"/>
    </style:style>
    <style:style style:name="gr13" style:family="graphic" style:parent-style-name="standard">
      <style:graphic-properties draw:marker-end="Стили_20_стрелок_20_1" draw:marker-end-width="0.3cm" draw:fill="solid" draw:fill-color="#cccc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2cm" svg:height="1.6cm" svg:x="2cm" svg:y="4.675cm">
          <text:p text:style-name="P1">Кодовая </text:p>
          <text:p text:style-name="P1">книга </text:p>
          <text:p text:style-name="P1">возбуждения</text:p>
        </draw:rect>
        <draw:rect draw:style-name="gr1" draw:text-style-name="P1" xml:id="id4" draw:id="id4" draw:layer="layout" svg:width="3.2cm" svg:height="1.6cm" svg:x="10.925cm" svg:y="6.575cm">
          <text:p text:style-name="P1">Формантный</text:p>
          <text:p text:style-name="P1">Синтезирующий</text:p>
          <text:p text:style-name="P1">фильтр</text:p>
        </draw:rect>
        <draw:frame draw:style-name="gr2" xml:id="id17" draw:id="id17" draw:layer="layout" svg:width="3.675cm" svg:height="1.425cm" svg:x="8.325cm" svg:y="24.1cm">
          <draw:text-box>
            <text:p>Синтезированная </text:p>
            <text:p>речь</text:p>
          </draw:text-box>
        </draw:frame>
        <draw:rect draw:style-name="gr1" draw:text-style-name="P1" xml:id="id3" draw:id="id3" draw:layer="layout" svg:width="3.6cm" svg:height="1.6cm" svg:x="8.4cm" svg:y="4.675cm">
          <text:p text:style-name="P1">Фильтр </text:p>
          <text:p text:style-name="P1">Синтезирующий</text:p>
          <text:p text:style-name="P1">Основной тон</text:p>
        </draw:rect>
        <draw:custom-shape draw:style-name="gr3" draw:text-style-name="P1" xml:id="id2" draw:id="id2" draw:layer="layout" svg:width="0.8cm" svg:height="0.8cm" svg:x="6.217cm" svg:y="5.07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2cm" svg:y1="5.475cm" svg:x2="6.217cm" svg:y2="5.475cm" draw:start-shape="id1" draw:start-glue-point="1" draw:end-shape="id2" draw:end-glue-point="6" svg:d="m5200 5475h1017">
          <text:p/>
        </draw:connector>
        <draw:connector draw:style-name="gr4" draw:text-style-name="P1" draw:layer="layout" svg:x1="7.017cm" svg:y1="5.475cm" svg:x2="8.4cm" svg:y2="5.475cm" draw:start-shape="id2" draw:start-glue-point="10" draw:end-shape="id3" draw:end-glue-point="3" svg:d="m7017 5475h1383">
          <text:p/>
        </draw:connector>
        <draw:connector draw:style-name="gr4" draw:text-style-name="P1" draw:layer="layout" svg:x1="10.2cm" svg:y1="6.275cm" svg:x2="10.925cm" svg:y2="7.375cm" draw:start-shape="id3" draw:start-glue-point="2" draw:end-shape="id4" draw:end-glue-point="3" svg:d="m10200 6275v1100h725">
          <text:p/>
        </draw:connector>
        <draw:frame draw:style-name="gr5" xml:id="id5" draw:id="id5" draw:layer="layout" svg:width="2.275cm" svg:height="1.75cm" svg:x="14.825cm" svg:y="6.5cm">
          <draw:text-box>
            <text:p>Синтези-</text:p>
            <text:p>рованная </text:p>
            <text:p>речь</text:p>
          </draw:text-box>
        </draw:frame>
        <draw:connector draw:style-name="gr4" draw:text-style-name="P1" draw:layer="layout" svg:x1="14.125cm" svg:y1="7.375cm" svg:x2="14.825cm" svg:y2="7.375cm" draw:start-shape="id4" draw:start-glue-point="1" draw:end-shape="id5" draw:end-glue-point="3" svg:d="m14125 7375h700">
          <text:p/>
        </draw:connector>
        <draw:frame draw:style-name="gr6" xml:id="id7" draw:id="id7" draw:layer="layout" svg:width="2.2cm" svg:height="1.2cm" svg:x="2.5cm" svg:y="7.45cm">
          <draw:text-box>
            <text:p>Индекс</text:p>
          </draw:text-box>
        </draw:frame>
        <draw:frame draw:style-name="gr6" xml:id="id6" draw:id="id6" draw:layer="layout" svg:width="2.425cm" svg:height="1.2cm" svg:x="5.4cm" svg:y="6.975cm">
          <draw:text-box>
            <text:p>Усиление</text:p>
          </draw:text-box>
        </draw:frame>
        <draw:frame draw:style-name="gr6" xml:id="id8" draw:id="id8" draw:layer="layout" svg:width="4cm" svg:height="1.7cm" svg:x="8.2cm" svg:y="2.125cm">
          <draw:text-box>
            <text:p>Параметры долговременного предсказания</text:p>
          </draw:text-box>
        </draw:frame>
        <draw:frame draw:style-name="gr6" xml:id="id9" draw:id="id9" draw:layer="layout" svg:width="3.35cm" svg:height="1.7cm" svg:x="10.85cm" svg:y="8.8cm">
          <draw:text-box>
            <text:p>Параметры краткосрочного предсказания</text:p>
          </draw:text-box>
        </draw:frame>
        <draw:connector draw:style-name="gr4" draw:text-style-name="P1" draw:layer="layout" svg:x1="6.612cm" svg:y1="6.975cm" svg:x2="6.617cm" svg:y2="5.875cm" draw:start-shape="id6" draw:start-glue-point="0" draw:end-shape="id2" draw:end-glue-point="8" svg:d="m6612 6975v-549h5v-551">
          <text:p/>
        </draw:connector>
        <draw:connector draw:style-name="gr4" draw:text-style-name="P1" draw:layer="layout" svg:x1="3.6cm" svg:y1="7.45cm" svg:x2="3.6cm" svg:y2="6.275cm" draw:start-shape="id7" draw:start-glue-point="0" draw:end-shape="id1" draw:end-glue-point="2" svg:d="m3600 7450v-1175">
          <text:p/>
        </draw:connector>
        <draw:connector draw:style-name="gr4" draw:text-style-name="P1" draw:layer="layout" svg:x1="10.2cm" svg:y1="3.825cm" svg:x2="10.2cm" svg:y2="4.675cm" draw:start-shape="id8" draw:start-glue-point="2" draw:end-shape="id3" draw:end-glue-point="0" svg:d="m10200 3825v850">
          <text:p/>
        </draw:connector>
        <draw:connector draw:style-name="gr4" draw:text-style-name="P1" draw:layer="layout" svg:x1="12.525cm" svg:y1="8.8cm" svg:x2="12.525cm" svg:y2="8.175cm" draw:start-shape="id9" draw:start-glue-point="0" draw:end-shape="id4" draw:end-glue-point="2" svg:d="m12525 8800v-625">
          <text:p/>
        </draw:connector>
        <draw:rect draw:style-name="gr7" draw:text-style-name="P1" xml:id="id13" draw:id="id13" draw:layer="layout" svg:width="3.6cm" svg:height="2cm" svg:x="8.4cm" svg:y="20.8cm">
          <text:p text:style-name="P1">Фильтр </text:p>
          <text:p text:style-name="P1">Синтезирующий</text:p>
          <text:p text:style-name="P1">Основной тон</text:p>
        </draw:rect>
        <draw:rect draw:style-name="gr7" draw:text-style-name="P1" xml:id="id11" draw:id="id11" draw:layer="layout" svg:width="4.4cm" svg:height="2.4cm" svg:x="13.2cm" svg:y="20.6cm">
          <text:p text:style-name="P1">Модифицированный</text:p>
          <text:p text:style-name="P1">Формантный</text:p>
          <text:p text:style-name="P1">Синтезирующий</text:p>
          <text:p text:style-name="P1">фильтр</text:p>
        </draw:rect>
        <draw:rect draw:style-name="gr7" draw:text-style-name="P1" xml:id="id15" draw:id="id15" draw:layer="layout" svg:width="3.2cm" svg:height="1.6cm" svg:x="2.2cm" svg:y="21cm">
          <text:p text:style-name="P1">Кодовая </text:p>
          <text:p text:style-name="P1">книга </text:p>
          <text:p text:style-name="P1">возбуждения</text:p>
        </draw:rect>
        <draw:rect draw:style-name="gr8" draw:text-style-name="P1" xml:id="id16" draw:id="id16" draw:layer="layout" svg:width="3.275cm" svg:height="1.6cm" svg:x="13.785cm" svg:y="24.007cm">
          <text:p text:style-name="P1">Постфильтр</text:p>
        </draw:rect>
        <draw:custom-shape draw:style-name="gr9" draw:text-style-name="P1" xml:id="id12" draw:id="id12" draw:layer="layout" svg:width="0.8cm" svg:height="0.8cm" svg:x="6.4cm" svg:y="21.4cm">
          <text:p text:style-name="P1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15.4cm" svg:y1="19.125cm" svg:x2="15.4cm" svg:y2="20.6cm" draw:start-shape="id10" draw:start-glue-point="2" draw:end-shape="id11" draw:end-glue-point="0" svg:d="m15400 19125v1475">
          <text:p/>
        </draw:connector>
        <draw:connector draw:style-name="gr10" draw:text-style-name="P1" draw:layer="layout" svg:x1="7.2cm" svg:y1="21.8cm" svg:x2="8.4cm" svg:y2="21.8cm" draw:start-shape="id12" draw:start-glue-point="10" draw:end-shape="id13" draw:end-glue-point="3" svg:d="m7200 21800h1200">
          <text:p/>
        </draw:connector>
        <draw:connector draw:style-name="gr4" draw:text-style-name="P1" draw:layer="layout" svg:x1="6.812cm" svg:y1="19.925cm" svg:x2="6.8cm" svg:y2="21.4cm" draw:start-shape="id14" draw:start-glue-point="2" draw:end-shape="id12" draw:end-glue-point="4" svg:d="m6812 19925v725h-12v750">
          <text:p/>
        </draw:connector>
        <draw:connector draw:style-name="gr10" draw:text-style-name="P1" draw:layer="layout" svg:x1="5.4cm" svg:y1="21.8cm" svg:x2="6.4cm" svg:y2="21.8cm" draw:start-shape="id15" draw:start-glue-point="1" draw:end-shape="id12" draw:end-glue-point="6" svg:d="m5400 21800h1000">
          <text:p/>
        </draw:connector>
        <draw:connector draw:style-name="gr11" draw:text-style-name="P1" draw:layer="layout" svg:x1="13.785cm" svg:y1="24.807cm" svg:x2="12cm" svg:y2="24.812cm" draw:start-shape="id16" draw:start-glue-point="3" draw:end-shape="id17" draw:end-glue-point="1" svg:d="m13785 24807h-905v5h-880">
          <text:p/>
        </draw:connector>
        <draw:connector draw:style-name="gr10" draw:text-style-name="P1" draw:layer="layout" svg:x1="12cm" svg:y1="21.8cm" svg:x2="13.2cm" svg:y2="21.8cm" draw:start-shape="id13" draw:start-glue-point="1" draw:end-shape="id11" draw:end-glue-point="3" svg:d="m12000 21800h1200">
          <text:p/>
        </draw:connector>
        <draw:connector draw:style-name="gr11" draw:text-style-name="P1" draw:layer="layout" svg:x1="15.4cm" svg:y1="23cm" svg:x2="15.422cm" svg:y2="24.007cm" draw:start-shape="id11" draw:start-glue-point="2" draw:end-shape="id16" draw:end-glue-point="0" svg:d="m15400 23000v504h22v503">
          <text:p/>
        </draw:connector>
        <draw:connector draw:style-name="gr4" draw:text-style-name="P1" draw:layer="layout" svg:x1="10.187cm" svg:y1="19.525cm" svg:x2="10.2cm" svg:y2="20.8cm" draw:start-shape="id18" draw:start-glue-point="2" draw:end-shape="id13" draw:end-glue-point="0" svg:d="m10187 19525v625h13v650">
          <text:p/>
        </draw:connector>
        <draw:frame draw:style-name="gr12" xml:id="id14" draw:id="id14" draw:layer="layout" svg:width="2.375cm" svg:height="1.075cm" svg:x="5.625cm" svg:y="18.85cm">
          <draw:text-box>
            <text:p>Усиление</text:p>
          </draw:text-box>
        </draw:frame>
        <draw:frame draw:style-name="gr12" xml:id="id19" draw:id="id19" draw:layer="layout" svg:width="3.2cm" svg:height="1.7cm" svg:x="2.2cm" svg:y="17.85cm">
          <draw:text-box>
            <text:p>Индекс сигнала</text:p>
            <text:p>возбуждения</text:p>
          </draw:text-box>
        </draw:frame>
        <draw:connector draw:style-name="gr4" draw:text-style-name="P1" draw:layer="layout" svg:x1="3.8cm" svg:y1="19.55cm" svg:x2="3.8cm" svg:y2="21cm" draw:start-shape="id19" draw:end-shape="id15" svg:d="m3800 19550v1450">
          <text:p/>
        </draw:connector>
        <draw:frame draw:style-name="gr12" xml:id="id18" draw:id="id18" draw:layer="layout" svg:width="3.425cm" svg:height="1.7cm" svg:x="8.475cm" svg:y="17.825cm">
          <draw:text-box>
            <text:p>Параметры </text:p>
            <text:p>Долгосрочного</text:p>
            <text:p>предсказания</text:p>
          </draw:text-box>
        </draw:frame>
        <draw:frame draw:style-name="gr12" xml:id="id10" draw:id="id10" draw:layer="layout" svg:width="3.3cm" svg:height="1.217cm" svg:x="13.75cm" svg:y="17.908cm">
          <draw:text-box>
            <text:p>LPC-коэффициенты</text:p>
          </draw:text-box>
        </draw:frame>
        <draw:connector draw:style-name="gr13" draw:text-style-name="P1" draw:layer="layout" draw:line-skew="-1.813cm 0.55cm" svg:x1="15.4cm" svg:y1="19.125cm" svg:x2="17.06cm" svg:y2="24.807cm" draw:start-shape="id10" draw:start-glue-point="2" draw:end-shape="id16" draw:end-glue-point="1" svg:d="m15400 19125v616h2735v5066h-10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7H6M33S</meta:editing-duration>
    <meta:editing-cycles>27</meta:editing-cycles>
    <meta:generator>OpenOffice.org/3.3$Win32 OpenOffice.org_project/330m20$Build-9567</meta:generator>
    <dc:date>2012-01-29T13:16:04.46</dc:date>
    <meta:document-statistic meta:object-count="37"/>
  </office:meta>
</office:document-meta>
</file>